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background-color="#d3d3d3"/>
    </style:style>
    <style:style style:name="P2" style:family="paragraph" style:parent-style-name="Normal">
      <style:text-properties fo:background-color="#c0c0c0"/>
    </style:style>
    <style:style style:name="P3" style:family="paragraph" style:parent-style-name="Normal" style:master-page-name="MP0">
      <style:paragraph-properties style:page-number="auto" fo:break-before="page"/>
      <style:text-properties fo:color="#ff0000" fo:font-size="14pt" style:font-size-asian="14pt" style:font-size-complex="14pt"/>
    </style:style>
    <style:style style:name="T1" style:family="text">
      <style:text-properties fo:background-color="#d3d3d3" loext:char-shading-value="0"/>
    </style:style>
    <style:style style:name="T2" style:family="text">
      <style:text-properties fo:background-color="#c0c0c0" loext:char-shading-value="0"/>
    </style:style>
    <style:style style:name="T3" style:family="text">
      <style:text-properties officeooo:rsid="0002ef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euves : </text:p>
      <text:p text:style-name="P1">Je sais décrire le contexte de mon application pour qu’il soit compréhensible par tout le monde. </text:p>
      <text:p text:style-name="Normal">Oui, voir la documentation IHM page 1</text:p>
      <text:p text:style-name="P1">Je sais dessiner des sketchs pour concevoir les fenêtres de mon application. </text:p>
      <text:p text:style-name="Normal">Oui, voir la documentation IHM page 5 à 8</text:p>
      <text:p text:style-name="P1"><text:s/>Je sais enchaîner mes sketchs au sein d’un story-board.</text:p>
      <text:p text:style-name="Normal">Oui, voir la documentation IHM page 8 à 11</text:p>
      <text:p text:style-name="P1">Je sais concevoir un diagramme de cas d’utilisation qui représente les fonctionnalités de mon application. </text:p>
      <text:p text:style-name="Normal">Oui, voir la documentation IHM page 2</text:p>
      <text:p text:style-name="P1">Je sais concevoir un diagramme de classes qui représente mon application. </text:p>
      <text:p text:style-name="Normal">Oui, voir la documentation Diagrammes page 1 </text:p>
      <text:p text:style-name="P1">Je sais réaliser un diagramme de paquetages qui illustre bien l’isolation entre les parties de mon application. </text:p>
      <text:p text:style-name="Normal">Oui, voir la documentation Diagrammes page 2</text:p>
      <text:p text:style-name="P1">Je sais décrire mes deux diagrammes en mettant en valeur et en justifiant les éléments essentiels.</text:p>
      <text:p text:style-name="Normal">Oui, voir la documentation Diagrammes page 1 et 2</text:p>
      <text:p text:style-name="P1">Je sais concevoir une application ergonomique. </text:p>
      <text:p text:style-name="Normal">Oui, voir la documentation IHM page 12</text:p>
      <text:p text:style-name="P1">Je sais concevoir une application avec une prise en compte de l’accessibilité.</text:p>
      <text:p text:style-name="Normal">Oui, voir la documentation IHM page 12</text:p>
      <text:p text:style-name="P1">Je sais mettre en avant dans mon diagramme de classes la persistance de mon application.</text:p>
      <text:p text:style-name="Normal">Oui, voir la documentation Diagrammes page 1 </text:p>
      <text:p text:style-name="P1">Je sais mettre en avant dans mon diagramme de classes ma partie personnelle. <text:s/></text:p>
      <text:p text:style-name="Normal">Oui, voir la documentation Diagrammes page 1 </text:p>
      <text:p text:style-name="P1">Je sais mettre en avant dans mon diagramme de paquetages la persistance de mon application.</text:p>
      <text:p text:style-name="Normal">Oui, voir la documentation Diagrammes page 2</text:p>
      <text:p text:style-name="P1">Je maîtrise les bases de la programmation C# (classes, structures, instances…).</text:p>
      <text:p text:style-name="Normal">Oui voir le paquetage ClassApp. </text:p>
      <text:p text:style-name="Normal"><text:span text:style-name="Police_20_par_20_défaut"><text:span text:style-name="T1">Je sais utiliser l’abstraction à bon escient (héritage, interfaces, polymorphisme). </text:span></text:span></text:p>
      <text:p text:style-name="Normal">Oui, voir les classes dans ClassApp par exemple la classe Nommable qui est une interface.</text:p>
      <text:p text:style-name="P1">Je sais gérer des collections simples (tableaux, listes…). <text:s/></text:p>
      <text:p text:style-name="Normal"><text:soft-page-break/>Oui, voir la classe Utilisateur par exemple. <text:s/>Pas d’utilisation des collections avancées dans l’application</text:p>
      <text:p text:style-name="P1">Je sais gérer des collections avancées (dictionnaires).</text:p>
      <text:p text:style-name="Normal">Pas d’utilisation des collections avancées dans l’application</text:p>
      <text:p text:style-name="P1">Je sais contrôler l’encapsulation au sein de mon application. <text:s/></text:p>
      <text:p text:style-name="Normal">Oui, via l’utilisation de nombreuses propriétés</text:p>
      <text:p text:style-name="P1">Je sais tester mon application. <text:s/></text:p>
      <text:p text:style-name="Normal">Oui, voir les paquets ClassAppTests1 pour des tests fonctionnels et UnitTest1 pour un exemple de test unitaire. </text:p>
      <text:p text:style-name="P1">Je sais utiliser LINQ. <text:s/></text:p>
      <text:p text:style-name="Normal">Oui, voir la page connexion.xaml.cs et MainWindow.xaml.cs (updatelistbox) </text:p>
      <text:p text:style-name="P1">Je sais gérer les évènements.</text:p>
      <text:p text:style-name="Normal">Oui voir les pages .xaml.cs dans le paquet WpfApp1. Par exemple la MainWindow possède plein d’événement.</text:p>
      <text:p text:style-name="P2">Je sais choisir mes layouts à bon escient.</text:p>
      <text:p text:style-name="Normal">Oui voir le code des pages .xaml dans le paquet WpfApp1.</text:p>
      <text:p text:style-name="P2">Je sais choisir mes composants à bon escient. </text:p>
      <text:p text:style-name="Normal">Oui, voir l’utilisation les combobox dans Creationprofil pour un gain de place.</text:p>
      <text:p text:style-name="P2">Je sais créer mon propre composant. <text:s/></text:p>
      <text:p text:style-name="Normal">Non</text:p>
      <text:p text:style-name="P2">Je sais personnaliser mon application en utilisant des ressources et des styles.</text:p>
      <text:p text:style-name="Normal">Oui voir le début du code de la mainWindow sur un bouton.</text:p>
      <text:p text:style-name="P2">Je sais utiliser les DataTemplate (locaux et globaux).</text:p>
      <text:p text:style-name="Normal">Oui, voir par exemple voir la page MainWindow.xaml a la ligne 134.</text:p>
      <text:p text:style-name="P2">Je sais intercepter les évènements de la vue.</text:p>
      <text:p text:style-name="Normal">Oui, voir par exemple la page CreationProfil.xaml.cs de la ligne 43 à 57.</text:p>
      <text:p text:style-name="P2">Je sais notifier la vue depuis des évènements métier.</text:p>
      <text:p text:style-name="Normal">Oui, voir par exemple la page AfficherProfil.xaml.cs de la ligne 50 à 66.</text:p>
      <text:p text:style-name="P2">Je sais gérer le DataBinding sur mon master.</text:p>
      <text:p text:style-name="Normal">Oui, voir par exemple voir la page MainWindow.xaml de la ligne 134 à 153 et dans MainWindow.xaml.cs voir le constructeur.</text:p>
      <text:p text:style-name="P2">Je sais gérer le DataBinding sur mon détail.</text:p>
      <text:p text:style-name="Normal">Oui, voir par exemple voir la page AffichProfil.xaml et dans AffichProfil.xaml.cs voir le constructeur.</text:p>
      <text:p text:style-name="P2"><text:soft-page-break/>Je sais gérer le DataBinding et les Dependency Property sur mes UserControl. </text:p>
      <text:p text:style-name="Normal">Non, car pas d’utilisation de UserControl</text:p>
      <text:p text:style-name="P2">Je sais développer un Master/Detail.</text:p>
      <text:p text:style-name="Normal">Oui</text:p>
      <text:p text:style-name="P2">Je sais réaliser une vidéo de 1 à 3 minutes qui montre la démo de mon application.</text:p>
      <text:p text:style-name="Normal">Oui, voir la vidéo</text:p>
      <text:p text:style-name="P2">Je sais coder la persistance au sein de mon application. </text:p>
      <text:p text:style-name="Normal">Oui, voir la class Sauveur dans le paquet Data.</text:p>
      <text:p text:style-name="P2">Je sais coder une fonctionnalité qui m’est personnelle.</text:p>
      <text:p text:style-name="Normal">Oui, voir la documentation Projet tuteuré à la page 2.</text:p>
      <text:p text:style-name="P2">Je sais documenter mon code</text:p>
      <text:p text:style-name="Normal">Oui </text:p>
      <text:p text:style-name="P2">Je sais utiliser SVN.</text:p>
      <text:p text:style-name="Normal">Oui</text:p>
      <text:p text:style-name="P2">Je sais développer une application qui compile. </text:p>
      <text:p text:style-name="Normal">Oui</text:p>
      <text:p text:style-name="P2">Je sais développer une application fonctionnelle. </text:p>
      <text:p text:style-name="Normal">Oui, toutes nos fonctionnalités fonctionnent correctement, il n’y a aucun bug. </text:p>
      <text:p text:style-name="Normal"><text:span text:style-name="Police_20_par_20_défaut"><text:span text:style-name="T2">Je sais mettre à disposition un outil pour déployer mon application.</text:span></text:span></text:p>
      <text:p text:style-name="Normal">Oui <text:span text:style-name="T3">(installer dans le dossier Source/WpfApp1/setup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dc:title/>
    <dc:description/>
    <dc:subject/>
    <meta:initial-creator>Martin Maulus</meta:initial-creator>
    <meta:creation-date>2021-06-12T08:48:00Z</meta:creation-date>
    <dc:date>2021-06-14T14:33:55.453000000</dc:date>
    <meta:editing-cycles>5</meta:editing-cycles>
    <meta:editing-duration>PT20M5S</meta:editing-duration>
    <meta:document-statistic meta:table-count="0" meta:image-count="0" meta:object-count="0" meta:page-count="3" meta:paragraph-count="79" meta:word-count="714" meta:character-count="4472" meta:non-whitespace-character-count="3802"/>
    <meta:template xlink:type="simple" xlink:actuate="onRequest" xlink:title="" xlink:href="Normal"/>
  </office:meta>
</office:document-meta>
</file>